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e3" officeooo:paragraph-rsid="001d3ee3"/>
    </style:style>
    <style:style style:name="P2" style:family="paragraph" style:parent-style-name="Standard">
      <style:text-properties officeooo:rsid="001ddcbd" officeooo:paragraph-rsid="001ddcbd"/>
    </style:style>
    <style:style style:name="P3" style:family="paragraph" style:parent-style-name="Standard">
      <style:text-properties officeooo:rsid="00225652" officeooo:paragraph-rsid="00225652"/>
    </style:style>
    <style:style style:name="P4" style:family="paragraph" style:parent-style-name="Standard">
      <style:paragraph-properties fo:text-align="center" style:justify-single-word="false"/>
      <style:text-properties officeooo:rsid="00225652" officeooo:paragraph-rsid="00225652"/>
    </style:style>
    <style:style style:name="P5" style:family="paragraph" style:parent-style-name="Standard" style:list-style-name="L1">
      <style:text-properties officeooo:rsid="001d3ee3" officeooo:paragraph-rsid="001d3ee3"/>
    </style:style>
    <style:style style:name="P6" style:family="paragraph" style:parent-style-name="Standard" style:list-style-name="L1">
      <style:text-properties fo:color="#0066b3" officeooo:rsid="001dd62d" officeooo:paragraph-rsid="001dd62d"/>
    </style:style>
    <style:style style:name="P7" style:family="paragraph" style:parent-style-name="Standard" style:list-style-name="L1">
      <style:text-properties officeooo:rsid="001a066a" officeooo:paragraph-rsid="001a066a"/>
    </style:style>
    <style:style style:name="P8" style:family="paragraph" style:parent-style-name="Standard" style:list-style-name="L2">
      <style:text-properties officeooo:rsid="001a066a" officeooo:paragraph-rsid="001a066a"/>
    </style:style>
    <style:style style:name="P9" style:family="paragraph" style:parent-style-name="Standard" style:list-style-name="L2">
      <style:text-properties officeooo:rsid="001b2e9d" officeooo:paragraph-rsid="001b2e9d"/>
    </style:style>
    <style:style style:name="P10" style:family="paragraph" style:parent-style-name="Standard" style:list-style-name="L2">
      <style:text-properties officeooo:rsid="001ce871" officeooo:paragraph-rsid="001ce871"/>
    </style:style>
    <style:style style:name="P11" style:family="paragraph" style:parent-style-name="Standard" style:list-style-name="L3">
      <style:text-properties officeooo:rsid="001ddcbd" officeooo:paragraph-rsid="001ddcbd"/>
    </style:style>
    <style:style style:name="P12" style:family="paragraph" style:parent-style-name="Standard" style:list-style-name="L4">
      <style:text-properties officeooo:rsid="001f653b" officeooo:paragraph-rsid="001f653b"/>
    </style:style>
    <style:style style:name="P13" style:family="paragraph" style:parent-style-name="Standard" style:list-style-name="L5">
      <style:text-properties officeooo:rsid="001f653b" officeooo:paragraph-rsid="001f653b"/>
    </style:style>
    <style:style style:name="P14" style:family="paragraph" style:parent-style-name="Standard" style:list-style-name="L6">
      <style:text-properties officeooo:rsid="001f653b" officeooo:paragraph-rsid="001f653b"/>
    </style:style>
    <style:style style:name="P15" style:family="paragraph" style:parent-style-name="Standard" style:list-style-name="L7">
      <style:text-properties officeooo:rsid="001f653b" officeooo:paragraph-rsid="001f653b"/>
    </style:style>
    <style:style style:name="P16" style:family="paragraph" style:parent-style-name="Standard" style:list-style-name="L8">
      <style:text-properties officeooo:rsid="001f653b" officeooo:paragraph-rsid="001f653b"/>
    </style:style>
    <style:style style:name="P17" style:family="paragraph" style:parent-style-name="Standard" style:list-style-name="L8">
      <style:text-properties officeooo:rsid="0020dfeb" officeooo:paragraph-rsid="0020dfeb"/>
    </style:style>
    <style:style style:name="P18" style:family="paragraph" style:parent-style-name="Standard" style:list-style-name="L8">
      <style:text-properties officeooo:rsid="0020dfeb" officeooo:paragraph-rsid="00225652"/>
    </style:style>
    <style:style style:name="P19" style:family="paragraph" style:parent-style-name="Standard" style:list-style-name="L9">
      <style:text-properties officeooo:rsid="0023e031" officeooo:paragraph-rsid="0023e031"/>
    </style:style>
    <style:style style:name="P20" style:family="paragraph" style:parent-style-name="Standard" style:list-style-name="L10">
      <style:text-properties officeooo:rsid="0023e031" officeooo:paragraph-rsid="0023e031"/>
    </style:style>
    <style:style style:name="P21" style:family="paragraph" style:parent-style-name="Standard" style:list-style-name="L11">
      <style:text-properties officeooo:rsid="0024e060" officeooo:paragraph-rsid="0024e060"/>
    </style:style>
    <style:style style:name="T1" style:family="text">
      <style:text-properties officeooo:rsid="001ce871"/>
    </style:style>
    <style:style style:name="T2" style:family="text">
      <style:text-properties officeooo:rsid="001ddcbd"/>
    </style:style>
    <style:style style:name="T3" style:family="text">
      <style:text-properties officeooo:rsid="001f653b"/>
    </style:style>
    <style:style style:name="T4" style:family="text">
      <style:text-properties officeooo:rsid="0020dfeb"/>
    </style:style>
    <style:style style:name="T5" style:family="text">
      <style:text-properties officeooo:rsid="00225652"/>
    </style:style>
    <style:style style:name="T6" style:family="text">
      <style:text-properties officeooo:rsid="0023e031"/>
    </style:style>
    <style:style style:name="T7" style:family="text">
      <style:text-properties officeooo:rsid="0024fbeb"/>
    </style:style>
    <style:style style:name="T8" style:family="text">
      <style:text-properties officeooo:rsid="0025b6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26641693" text:style-name="L1">
        <text:list-item>
          <text:p text:style-name="P5">Made <text:span text:style-name="T7">completely</text:span> on <text:span text:style-name="T7">Linux</text:span>(vim).</text:p>
        </text:list-item>
        <text:list-item>
          <text:p text:style-name="P5">Codeblocks testing is still not done(may not work).</text:p>
        </text:list-item>
        <text:list-item>
          <text:p text:style-name="P6">Rolls of every teammate:</text:p>
          <text:list>
            <text:list-item>
              <text:p text:style-name="P6">Deepakshi Mathur:</text:p>
            </text:list-item>
            <text:list-item>
              <text:p text:style-name="P6">D. Sai Krishna Kartik</text:p>
            </text:list-item>
            <text:list-item>
              <text:p text:style-name="P6">Salil Saxena</text:p>
            </text:list-item>
            <text:list-item>
              <text:p text:style-name="P6">Vidushi Bansal</text:p>
            </text:list-item>
          </text:list>
        </text:list-item>
        <text:list-item>
          <text:p text:style-name="P5">A description of the project:</text:p>
        </text:list-item>
      </text:list>
      <text:p text:style-name="P1"/>
      <text:list xml:id="list122022172628644" text:continue-numbering="true" text:style-name="L1">
        <text:list-item>
          <text:p text:style-name="P7">The project contains the <text:span text:style-name="T7">following</text:span> files: </text:p>
        </text:list-item>
      </text:list>
      <text:list xml:id="list1850594304" text:style-name="L2">
        <text:list-item>
          <text:p text:style-name="P8">def.h: <text:span text:style-name="T7">contains</text:span> all the <text:span text:style-name="T7">structures</text:span></text:p>
        </text:list-item>
        <text:list-item>
          <text:p text:style-name="P9">helper.h: contains all the helper functions <text:span text:style-name="T1">O(n){no_column}</text:span></text:p>
        </text:list-item>
        <text:list-item>
          <text:p text:style-name="P10">insert_del.h: contains all the cell changing and cell/<text:span text:style-name="T7">column</text:span> deletion functions O(n){n*k}</text:p>
        </text:list-item>
        <text:list-item>
          <text:p text:style-name="P10">print.h: contains printing functions O(n**2)</text:p>
        </text:list-item>
        <text:list-item>
          <text:p text:style-name="P10">search.h: <text:span text:style-name="T2">pos </text:span>function O(n**2)</text:p>
        </text:list-item>
      </text:list>
      <text:p text:style-name="P3">Ideology of this project:</text:p>
      <text:p text:style-name="P4"><text:tab/>This project contains 2 Linked Lists namely: ll_carrier(for columnn) and node(for cells of column). ll_carrier carries head and tail of a LL which contains the cells for a column. Each node of ll_carrier also contains <text:span text:style-name="T7">property</text:span> ‘length’ which will tell: how many cells does a column contain. At every point of time ‘Every column will have same number of cells’, such that possibility of jagged array <text:span text:style-name="T8">doesn't</text:span> exist. Length of each column will be equal to the length of Head of ll_carrier.</text:p>
      <text:p text:style-name="P4"/>
      <text:p text:style-name="P4"/>
      <text:p text:style-name="P2">A guide to all the all the user <text:span text:style-name="T8">available</text:span> sub menus:</text:p>
      <text:p text:style-name="P2"><text:tab/>All the <text:span text:style-name="T8">sub menus</text:span> are <text:span text:style-name="T8">equipped</text:span> with a ‘back’ which will get back to your Main menu, incase <text:tab/> you chan<text:span text:style-name="T3">ge you r mind.</text:span></text:p>
      <text:p text:style-name="P2"><text:tab/><text:span text:style-name="T3">Suppose the document have ‘m rows’ and ‘n columns’</text:span></text:p>
      <text:list xml:id="list178646671" text:style-name="L3">
        <text:list-item>
          <text:p text:style-name="P11">Internal Data related functions: </text:p>
        </text:list-item>
      </text:list>
      <text:list xml:id="list807698377" text:style-name="L4">
        <text:list-item>
          <text:list>
            <text:list-item>
              <text:p text:style-name="P12">Length of column</text:p>
            </text:list-item>
            <text:list-item>
              <text:p text:style-name="P12">Total number of Cell</text:p>
            </text:list-item>
          </text:list>
        </text:list-item>
      </text:list>
      <text:list xml:id="list1416362552" text:style-name="L5">
        <text:list-item>
          <text:p text:style-name="P13">Search functions: </text:p>
        </text:list-item>
      </text:list>
      <text:list xml:id="list2926229688" text:style-name="L6">
        <text:list-item>
          <text:p text:style-name="P14">gives the first position of searched. The value of key will be considered uptill 2 decimal points</text:p>
        </text:list-item>
        <text:list-item>
          <text:p text:style-name="P14">gives all positions of searched.</text:p>
        </text:list-item>
      </text:list>
      <text:list xml:id="list3875178590" text:style-name="L7">
        <text:list-item>
          <text:p text:style-name="P15">Insertion related function:</text:p>
        </text:list-item>
      </text:list>
      <text:list xml:id="list839180881" text:style-name="L8">
        <text:list-item>
          <text:list>
            <text:list-item>
              <text:p text:style-name="P16">Change element: will change the vale of pre-existing cell.</text:p>
            </text:list-item>
            <text:list-item>
              <text:p text:style-name="P16">Insert at the end of column: will insert a cell with the desired column with desired value, and other column will also have a cell at then end with value of 0.</text:p>
            </text:list-item>
            <text:list-item>
              <text:p text:style-name="P16">Insert <text:span text:style-name="T4">a </text:span>cell at <text:span text:style-name="T8">specific</text:span> position: <text:span text:style-name="T4">the range of position are valid from 1-n(column) and 1-m(rows), when called will insert a new cell at y and will shift all the cells of x(column) by 1</text:span></text:p>
            </text:list-item>
            <text:list-item>
              <text:p text:style-name="P17">Insert an <text:span text:style-name="T5">empty column at the front: <text:s/>when called will make a new column with exact number of cells as the first column and all the cells will be initialized with the value of 0 and put it before the first column.</text:span></text:p>
            </text:list-item>
            <text:list-item>
              <text:p text:style-name="P18"><text:span text:style-name="T6">I</text:span>nsert an <text:span text:style-name="T5">empty column at the end.</text:span></text:p>
            </text:list-item>
          </text:list>
        </text:list-item>
      </text:list>
      <text:list xml:id="list3162232981" text:style-name="L9">
        <text:list-item>
          <text:p text:style-name="P19">Deletion: </text:p>
        </text:list-item>
      </text:list>
      <text:list xml:id="list3922187280" text:style-name="L10">
        <text:list-item>
          <text:list>
            <text:list-item>
              <text:p text:style-name="P20">Delete a column: will delete a desired column but will not be allowed if only one column is left</text:p>
            </text:list-item>
            <text:list-item>
              <text:p text:style-name="P20">Delete a cell: will move all the <text:span text:style-name="T8">elements</text:span> below it by 1 and will change the value of last cell to 1.</text:p>
            </text:list-item>
          </text:list>
        </text:list-item>
      </text:list>
      <text:list xml:id="list2065265362" text:style-name="L11">
        <text:list-item>
          <text:p text:style-name="P21">Exit: will prompt you to save the the <text:span text:style-name="T8">spreadsheet</text:span> as .csv file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4:09:12.630121631</meta:creation-date>
    <dc:date>2020-05-11T12:20:20.675963395</dc:date>
    <meta:editing-duration>PT20M7S</meta:editing-duration>
    <meta:editing-cycles>8</meta:editing-cycles>
    <meta:generator>LibreOffice/6.3.6.2$Linux_X86_64 LibreOffice_project/30$Build-2</meta:generator>
    <meta:document-statistic meta:table-count="0" meta:image-count="0" meta:object-count="0" meta:page-count="1" meta:paragraph-count="35" meta:word-count="445" meta:character-count="2430" meta:non-whitespace-character-count="2040"/>
  </office:meta>
</office:document-meta>
</file>